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3125in" text:list-level-position-and-space-mode="label-alignment">
          <style:list-level-label-alignment text:label-followed-by="listtab" fo:margin-left="0.5625in" fo:text-indent="-0.31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P1" style:parent-style-name="PreformattedText" style:master-page-name="MP0" style:family="paragraph">
      <style:paragraph-properties fo:break-before="page">
        <style:tab-stops>
          <style:tab-stop style:type="right" style:position="6.6243in"/>
        </style:tab-stops>
      </style:paragraph-properties>
    </style:style>
    <style:style style:name="P2" style:parent-style-name="PreformattedText" style:family="paragraph">
      <style:paragraph-properties>
        <style:tab-stops>
          <style:tab-stop style:type="right" style:position="6.6243in"/>
        </style:tab-stops>
      </style:paragraph-properties>
    </style:style>
    <style:style style:name="P3" style:parent-style-name="PreformattedText" style:family="paragraph">
      <style:paragraph-properties fo:text-align="center">
        <style:tab-stops>
          <style:tab-stop style:type="right" style:position="6.6243in"/>
        </style:tab-stops>
      </style:paragraph-properties>
    </style:style>
    <style:style style:name="P4" style:parent-style-name="PreformattedText" style:family="paragraph">
      <style:paragraph-properties fo:text-align="center">
        <style:tab-stops>
          <style:tab-stop style:type="right" style:position="6.6243in"/>
        </style:tab-stops>
      </style:paragraph-properties>
    </style:style>
    <style:style style:name="P5" style:parent-style-name="PreformattedText" style:family="paragraph">
      <style:paragraph-properties>
        <style:tab-stops>
          <style:tab-stop style:type="right" style:position="6.6243in"/>
        </style:tab-stops>
      </style:paragraph-properties>
    </style:style>
    <style:style style:name="P6" style:parent-style-name="PreformattedText" style:family="paragraph">
      <style:paragraph-properties>
        <style:tab-stops>
          <style:tab-stop style:type="right" style:position="6.6243in"/>
        </style:tab-stops>
      </style:paragraph-properties>
    </style:style>
    <style:style style:name="P7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weight="bold" style:font-weight-asian="bold" style:font-weight-complex="bold"/>
    </style:style>
    <style:style style:name="P8" style:parent-style-name="PreformattedText" style:list-style-name="LFO6" style:family="paragraph">
      <style:paragraph-properties>
        <style:tab-stops>
          <style:tab-stop style:type="right" style:position="6.3743in"/>
        </style:tab-stops>
      </style:paragraph-properties>
    </style:style>
    <style:style style:name="T9" style:parent-style-name="Domyślnaczcionkaakapitu" style:family="text">
      <style:text-properties style:font-name-complex="Courier New"/>
    </style:style>
    <style:style style:name="T10" style:parent-style-name="Domyślnaczcionkaakapitu" style:family="text">
      <style:text-properties style:font-name-complex="Courier New"/>
    </style:style>
    <style:style style:name="T11" style:parent-style-name="Domyślnaczcionkaakapitu" style:family="text">
      <style:text-properties style:font-name-complex="Courier New"/>
    </style:style>
    <style:style style:name="P12" style:parent-style-name="PreformattedText" style:list-style-name="LFO6" style:family="paragraph">
      <style:paragraph-properties>
        <style:tab-stops>
          <style:tab-stop style:type="right" style:position="6.3743in"/>
        </style:tab-stops>
      </style:paragraph-properties>
    </style:style>
    <style:style style:name="T13" style:parent-style-name="Domyślnaczcionkaakapitu" style:family="text">
      <style:text-properties style:font-name-complex="Courier New"/>
    </style:style>
    <style:style style:name="T14" style:parent-style-name="Domyślnaczcionkaakapitu" style:family="text">
      <style:text-properties style:font-name-complex="Courier New"/>
    </style:style>
    <style:style style:name="P15" style:parent-style-name="PreformattedText" style:list-style-name="LFO6" style:family="paragraph">
      <style:paragraph-properties>
        <style:tab-stops>
          <style:tab-stop style:type="right" style:position="6.3743in"/>
        </style:tab-stops>
      </style:paragraph-properties>
    </style:style>
    <style:style style:name="T16" style:parent-style-name="Domyślnaczcionkaakapitu" style:family="text">
      <style:text-properties style:font-name-complex="Courier New"/>
    </style:style>
    <style:style style:name="T17" style:parent-style-name="Domyślnaczcionkaakapitu" style:family="text">
      <style:text-properties style:font-name-complex="Courier New"/>
    </style:style>
    <style:style style:name="P18" style:parent-style-name="PreformattedText" style:list-style-name="LFO6" style:family="paragraph">
      <style:paragraph-properties>
        <style:tab-stops>
          <style:tab-stop style:type="right" style:position="6.3743in"/>
        </style:tab-stops>
      </style:paragraph-properties>
    </style:style>
    <style:style style:name="T19" style:parent-style-name="Domyślnaczcionkaakapitu" style:family="text">
      <style:text-properties style:font-name-complex="Courier New"/>
    </style:style>
    <style:style style:name="P20" style:parent-style-name="PreformattedText" style:list-style-name="LFO6" style:family="paragraph">
      <style:paragraph-properties>
        <style:tab-stops>
          <style:tab-stop style:type="right" style:position="6.3743in"/>
        </style:tab-stops>
      </style:paragraph-properties>
    </style:style>
    <style:style style:name="T21" style:parent-style-name="Domyślnaczcionkaakapitu" style:family="text">
      <style:text-properties style:font-name-complex="Courier New"/>
    </style:style>
    <style:style style:name="P22" style:parent-style-name="PreformattedText" style:list-style-name="LFO6" style:family="paragraph">
      <style:paragraph-properties>
        <style:tab-stops>
          <style:tab-stop style:type="right" style:position="6.3743in"/>
        </style:tab-stops>
      </style:paragraph-properties>
    </style:style>
    <style:style style:name="T23" style:parent-style-name="Domyślnaczcionkaakapitu" style:family="text">
      <style:text-properties style:font-name-complex="Courier New"/>
    </style:style>
    <style:style style:name="T24" style:parent-style-name="Domyślnaczcionkaakapitu" style:family="text">
      <style:text-properties style:font-name-complex="Courier New"/>
    </style:style>
    <style:style style:name="T25" style:parent-style-name="Domyślnaczcionkaakapitu" style:family="text">
      <style:text-properties style:font-name-complex="Courier New"/>
    </style:style>
    <style:style style:name="T26" style:parent-style-name="Domyślnaczcionkaakapitu" style:family="text">
      <style:text-properties style:font-name-complex="Courier New"/>
    </style:style>
    <style:style style:name="T27" style:parent-style-name="Domyślnaczcionkaakapitu" style:family="text">
      <style:text-properties style:font-name-complex="Courier New"/>
    </style:style>
    <style:style style:name="P28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weight="bold" style:font-weight-asian="bold" style:font-weight-complex="bold" fo:color="#FF0000"/>
    </style:style>
    <style:style style:name="P29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style-complex="italic" fo:color="#FF0000"/>
    </style:style>
    <style:style style:name="P30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style:font-style-complex="italic" fo:color="#FF0000"/>
    </style:style>
    <style:style style:name="P31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weight="bold" style:font-weight-asian="bold" style:font-weight-complex="bold" fo:color="#FF0000"/>
    </style:style>
    <style:style style:name="P32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style-complex="italic" fo:color="#FF0000"/>
    </style:style>
    <style:style style:name="P33" style:parent-style-name="PreformattedText" style:family="paragraph">
      <style:paragraph-properties fo:text-align="center">
        <style:tab-stops>
          <style:tab-stop style:type="right" style:position="6.6243in"/>
        </style:tab-stops>
      </style:paragraph-properties>
    </style:style>
    <style:style style:name="T34" style:parent-style-name="Domyślnaczcionkaakapitu" style:family="text">
      <style:text-properties fo:font-style="italic" style:font-style-asian="italic" style:font-style-complex="italic" fo:color="#FF0000"/>
    </style:style>
    <style:style style:name="T35" style:parent-style-name="Domyślnaczcionkaakapitu" style:family="text">
      <style:text-properties style:font-style-complex="italic" fo:color="#FF0000"/>
    </style:style>
    <style:style style:name="P36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style-complex="italic" fo:color="#FF0000"/>
    </style:style>
    <style:style style:name="P37" style:parent-style-name="PreformattedText" style:family="paragraph">
      <style:paragraph-properties fo:text-align="center">
        <style:tab-stops>
          <style:tab-stop style:type="right" style:position="6.6243in"/>
        </style:tab-stops>
      </style:paragraph-properties>
    </style:style>
    <style:style style:name="T38" style:parent-style-name="Domyślnaczcionkaakapitu" style:family="text">
      <style:text-properties fo:font-style="italic" style:font-style-asian="italic" style:font-style-complex="italic" fo:color="#FF0000"/>
    </style:style>
    <style:style style:name="T39" style:parent-style-name="Domyślnaczcionkaakapitu" style:family="text">
      <style:text-properties fo:font-style="italic" style:font-style-asian="italic" style:font-style-complex="italic" fo:color="#FF0000"/>
    </style:style>
    <style:style style:name="T40" style:parent-style-name="Domyślnaczcionkaakapitu" style:family="text">
      <style:text-properties style:font-style-complex="italic" fo:color="#FF0000"/>
    </style:style>
    <style:style style:name="P41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style-complex="italic" fo:color="#FF0000"/>
    </style:style>
    <style:style style:name="P42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style-complex="italic" fo:color="#FF0000"/>
    </style:style>
    <style:style style:name="P43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style-complex="italic" fo:color="#FF0000"/>
    </style:style>
    <style:style style:name="P44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style:font-style-complex="italic" fo:color="#FF0000"/>
    </style:style>
    <style:style style:name="P45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style:font-style-complex="italic" fo:color="#FF0000"/>
    </style:style>
    <style:style style:name="P46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style:font-style-complex="italic" fo:color="#FF0000"/>
    </style:style>
    <style:style style:name="P47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style:font-style-complex="italic" fo:color="#FF0000"/>
    </style:style>
    <style:style style:name="P48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style:font-style-complex="italic" fo:color="#FF0000"/>
    </style:style>
    <style:style style:name="P49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style:font-style-complex="italic" fo:color="#FF0000"/>
    </style:style>
    <style:style style:name="P50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style:font-style-complex="italic" fo:color="#FF0000"/>
    </style:style>
    <style:style style:name="P51" style:parent-style-name="PreformattedText" style:family="paragraph">
      <style:paragraph-properties>
        <style:tab-stops>
          <style:tab-stop style:type="right" style:position="6.6243in"/>
        </style:tab-stops>
      </style:paragraph-properties>
    </style:style>
    <style:style style:name="T52" style:parent-style-name="Domyślnaczcionkaakapitu" style:family="text">
      <style:text-properties fo:font-style="italic" style:font-style-asian="italic" style:font-style-complex="italic" fo:color="#FF0000"/>
    </style:style>
    <style:style style:name="T53" style:parent-style-name="Domyślnaczcionkaakapitu" style:family="text">
      <style:text-properties fo:font-style="italic" style:font-style-asian="italic" style:font-style-complex="italic" fo:color="#FF0000"/>
    </style:style>
    <style:style style:name="P54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style-complex="italic" fo:color="#FF0000"/>
    </style:style>
    <style:style style:name="P55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style-complex="italic" fo:color="#FF0000"/>
    </style:style>
    <style:style style:name="P56" style:parent-style-name="PreformattedText" style:family="paragraph">
      <style:paragraph-properties fo:text-align="center">
        <style:tab-stops>
          <style:tab-stop style:type="right" style:position="6.6243in"/>
        </style:tab-stops>
      </style:paragraph-properties>
    </style:style>
    <style:style style:name="T57" style:parent-style-name="Domyślnaczcionkaakapitu" style:family="text">
      <style:text-properties fo:font-style="italic" style:font-style-asian="italic" style:font-style-complex="italic" fo:color="#FF0000"/>
    </style:style>
    <style:style style:name="T58" style:parent-style-name="Domyślnaczcionkaakapitu" style:family="text">
      <style:text-properties style:font-style-complex="italic" fo:color="#FF0000"/>
    </style:style>
    <style:style style:name="P59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style-complex="italic" fo:color="#FF0000"/>
    </style:style>
    <style:style style:name="P60" style:parent-style-name="PreformattedText" style:family="paragraph">
      <style:paragraph-properties>
        <style:tab-stops>
          <style:tab-stop style:type="right" style:position="6.6243in"/>
        </style:tab-stops>
      </style:paragraph-properties>
    </style:style>
    <style:style style:name="T61" style:parent-style-name="Domyślnaczcionkaakapitu" style:family="text">
      <style:text-properties style:font-style-complex="italic" fo:color="#FF0000"/>
    </style:style>
    <style:style style:name="T62" style:parent-style-name="Domyślnaczcionkaakapitu" style:family="text">
      <style:text-properties fo:font-style="italic" style:font-style-asian="italic" style:font-style-complex="italic" fo:color="#FF0000"/>
    </style:style>
    <style:style style:name="T63" style:parent-style-name="Domyślnaczcionkaakapitu" style:family="text">
      <style:text-properties fo:font-style="italic" style:font-style-asian="italic" style:font-style-complex="italic" fo:color="#FF0000"/>
    </style:style>
    <style:style style:name="T64" style:parent-style-name="Domyślnaczcionkaakapitu" style:family="text">
      <style:text-properties style:font-style-complex="italic" fo:color="#FF0000"/>
    </style:style>
    <style:style style:name="P65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style-complex="italic" fo:color="#FF0000"/>
    </style:style>
    <style:style style:name="P66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style:font-style-complex="italic" fo:color="#FF0000"/>
    </style:style>
    <style:style style:name="P67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style:font-style-complex="italic" fo:color="#FF0000"/>
    </style:style>
    <style:style style:name="P68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style:font-style-complex="italic" fo:color="#FF0000"/>
    </style:style>
    <style:style style:name="P69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style:font-style-complex="italic" fo:color="#FF0000"/>
    </style:style>
    <style:style style:name="P70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style:font-style-complex="italic" fo:color="#FF0000"/>
    </style:style>
    <style:style style:name="P71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style:font-style-complex="italic" fo:color="#FF0000"/>
    </style:style>
    <style:style style:name="P72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style:font-style-complex="italic" fo:color="#FF0000"/>
    </style:style>
    <style:style style:name="P73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style:font-style-complex="italic" fo:color="#FF0000"/>
    </style:style>
    <style:style style:name="P74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style:font-style-complex="italic" fo:color="#FF0000"/>
    </style:style>
    <style:style style:name="P75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style:font-style-complex="italic" fo:color="#FF0000"/>
    </style:style>
    <style:style style:name="P76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style:font-style-complex="italic" fo:color="#FF0000"/>
    </style:style>
    <style:style style:name="P77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style:font-style-complex="italic" fo:color="#FF0000"/>
    </style:style>
    <style:style style:name="P78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style:font-style-complex="italic" fo:color="#FF0000"/>
    </style:style>
    <style:style style:name="P79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style:font-style-complex="italic" fo:color="#FF0000"/>
    </style:style>
    <style:style style:name="P80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style:font-style-complex="italic" fo:color="#FF0000"/>
    </style:style>
    <style:style style:name="P81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style:font-style-complex="italic" fo:color="#FF0000"/>
    </style:style>
    <style:style style:name="P82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style:font-style-complex="italic" fo:color="#FF0000"/>
    </style:style>
    <style:style style:name="P83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style-complex="italic" fo:color="#FF0000"/>
    </style:style>
    <style:style style:name="P84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style-complex="italic" fo:color="#FF0000"/>
    </style:style>
    <style:style style:name="P85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style-complex="italic" fo:color="#FF0000"/>
    </style:style>
    <style:style style:name="P86" style:parent-style-name="PreformattedText" style:family="paragraph">
      <style:paragraph-properties>
        <style:tab-stops>
          <style:tab-stop style:type="right" style:position="6.6243in"/>
        </style:tab-stops>
      </style:paragraph-properties>
    </style:style>
    <style:style style:name="T87" style:parent-style-name="Domyślnaczcionkaakapitu" style:family="text">
      <style:text-properties style:font-style-complex="italic" fo:color="#FF0000"/>
    </style:style>
    <style:style style:name="T88" style:parent-style-name="Domyślnaczcionkaakapitu" style:family="text">
      <style:text-properties fo:font-style="italic" style:font-style-asian="italic" style:font-style-complex="italic" fo:color="#FF0000"/>
    </style:style>
    <style:style style:name="T89" style:parent-style-name="Domyślnaczcionkaakapitu" style:family="text">
      <style:text-properties fo:font-style="italic" style:font-style-asian="italic" style:font-style-complex="italic" fo:color="#FF0000"/>
    </style:style>
    <style:style style:name="T90" style:parent-style-name="Domyślnaczcionkaakapitu" style:family="text">
      <style:text-properties style:font-style-complex="italic" fo:color="#FF0000"/>
    </style:style>
    <style:style style:name="T91" style:parent-style-name="Domyślnaczcionkaakapitu" style:family="text">
      <style:text-properties style:font-style-complex="italic" fo:color="#FF0000"/>
    </style:style>
    <style:style style:name="T92" style:parent-style-name="Domyślnaczcionkaakapitu" style:family="text">
      <style:text-properties fo:font-style="italic" style:font-style-asian="italic" style:font-style-complex="italic" fo:color="#FF0000"/>
    </style:style>
    <style:style style:name="T93" style:parent-style-name="Domyślnaczcionkaakapitu" style:family="text">
      <style:text-properties style:font-style-complex="italic" fo:color="#FF0000"/>
    </style:style>
    <style:style style:name="P94" style:parent-style-name="PreformattedText" style:family="paragraph">
      <style:paragraph-properties fo:text-align="center">
        <style:tab-stops>
          <style:tab-stop style:type="right" style:position="6.6243in"/>
        </style:tab-stops>
      </style:paragraph-properties>
    </style:style>
    <style:style style:name="T95" style:parent-style-name="Domyślnaczcionkaakapitu" style:family="text">
      <style:text-properties fo:font-style="italic" style:font-style-asian="italic" style:font-style-complex="italic" fo:color="#FF0000"/>
    </style:style>
    <style:style style:name="T96" style:parent-style-name="Domyślnaczcionkaakapitu" style:family="text">
      <style:text-properties style:font-style-complex="italic" fo:color="#FF0000"/>
    </style:style>
    <style:style style:name="P97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style-complex="italic" fo:color="#FF0000"/>
    </style:style>
    <style:style style:name="P98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style-complex="italic" fo:color="#FF0000"/>
    </style:style>
    <style:style style:name="P99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/>
    </style:style>
    <style:style style:name="P100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/>
    </style:style>
    <style:style style:name="P101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102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103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104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105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106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/>
    </style:style>
    <style:style style:name="P107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108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109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110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111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112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113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114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/>
    </style:style>
    <style:style style:name="P115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/>
    </style:style>
    <style:style style:name="P116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117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118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119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weight="bold" style:font-weight-asian="bold" style:font-weight-complex="bold" fo:color="#FF0000" fo:language="de" fo:country="DE"/>
    </style:style>
    <style:style style:name="P120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weight="bold" style:font-weight-asian="bold" style:font-weight-complex="bold" fo:color="#FF0000"/>
    </style:style>
    <style:style style:name="P121" style:parent-style-name="PreformattedText" style:family="paragraph">
      <style:paragraph-properties>
        <style:tab-stops>
          <style:tab-stop style:type="right" style:position="6.1243in"/>
        </style:tab-stops>
      </style:paragraph-properties>
      <style:text-properties fo:color="#FF0000"/>
    </style:style>
    <style:style style:name="P122" style:parent-style-name="PreformattedText" style:list-style-name="LFO2" style:family="paragraph">
      <style:paragraph-properties>
        <style:tab-stops>
          <style:tab-stop style:type="right" style:position="3.6243in"/>
        </style:tab-stops>
      </style:paragraph-properties>
    </style:style>
    <style:style style:name="T123" style:parent-style-name="Domyślnaczcionkaakapitu" style:family="text">
      <style:text-properties fo:color="#FF0000"/>
    </style:style>
    <style:style style:name="T124" style:parent-style-name="Domyślnaczcionkaakapitu" style:family="text">
      <style:text-properties fo:font-style="italic" style:font-style-asian="italic" fo:color="#FF0000"/>
    </style:style>
    <style:style style:name="T125" style:parent-style-name="Domyślnaczcionkaakapitu" style:family="text">
      <style:text-properties fo:color="#FF0000"/>
    </style:style>
    <style:style style:name="P126" style:parent-style-name="PreformattedText" style:list-style-name="LFO2" style:family="paragraph">
      <style:paragraph-properties>
        <style:tab-stops>
          <style:tab-stop style:type="right" style:position="3.6243in"/>
        </style:tab-stops>
      </style:paragraph-properties>
      <style:text-properties fo:color="#FF0000"/>
    </style:style>
    <style:style style:name="P127" style:parent-style-name="PreformattedText" style:list-style-name="LFO2" style:family="paragraph">
      <style:paragraph-properties>
        <style:tab-stops>
          <style:tab-stop style:type="right" style:position="3.6243in"/>
        </style:tab-stops>
      </style:paragraph-properties>
      <style:text-properties fo:color="#FF0000"/>
    </style:style>
    <style:style style:name="P128" style:parent-style-name="PreformattedText" style:list-style-name="LFO2" style:family="paragraph">
      <style:paragraph-properties>
        <style:tab-stops>
          <style:tab-stop style:type="right" style:position="3.6243in"/>
        </style:tab-stops>
      </style:paragraph-properties>
      <style:text-properties fo:color="#FF0000"/>
    </style:style>
    <style:style style:name="P129" style:parent-style-name="PreformattedText" style:list-style-name="LFO2" style:family="paragraph">
      <style:paragraph-properties>
        <style:tab-stops>
          <style:tab-stop style:type="right" style:position="3.6243in"/>
        </style:tab-stops>
      </style:paragraph-properties>
      <style:text-properties fo:color="#FF0000"/>
    </style:style>
    <style:style style:name="P130" style:parent-style-name="PreformattedText" style:list-style-name="LFO2" style:family="paragraph">
      <style:paragraph-properties>
        <style:tab-stops>
          <style:tab-stop style:type="right" style:position="3.6243in"/>
        </style:tab-stops>
      </style:paragraph-properties>
      <style:text-properties fo:color="#FF0000"/>
    </style:style>
    <style:style style:name="P131" style:parent-style-name="PreformattedText" style:list-style-name="LFO2" style:family="paragraph">
      <style:paragraph-properties>
        <style:tab-stops>
          <style:tab-stop style:type="right" style:position="3.6243in"/>
        </style:tab-stops>
      </style:paragraph-properties>
      <style:text-properties fo:color="#FF0000"/>
    </style:style>
    <style:style style:name="P132" style:parent-style-name="PreformattedText" style:list-style-name="LFO2" style:family="paragraph">
      <style:paragraph-properties>
        <style:tab-stops>
          <style:tab-stop style:type="right" style:position="3.6243in"/>
        </style:tab-stops>
      </style:paragraph-properties>
      <style:text-properties fo:color="#FF0000"/>
    </style:style>
    <style:style style:name="P133" style:parent-style-name="PreformattedText" style:list-style-name="LFO2" style:family="paragraph">
      <style:paragraph-properties>
        <style:tab-stops>
          <style:tab-stop style:type="right" style:position="3.6243in"/>
        </style:tab-stops>
      </style:paragraph-properties>
      <style:text-properties fo:color="#FF0000"/>
    </style:style>
    <style:style style:name="P134" style:parent-style-name="PreformattedText" style:list-style-name="LFO2" style:family="paragraph">
      <style:paragraph-properties>
        <style:tab-stops>
          <style:tab-stop style:type="right" style:position="3.6243in"/>
        </style:tab-stops>
      </style:paragraph-properties>
    </style:style>
    <style:style style:name="T135" style:parent-style-name="Domyślnaczcionkaakapitu" style:family="text">
      <style:text-properties fo:color="#FF0000"/>
    </style:style>
    <style:style style:name="T136" style:parent-style-name="Domyślnaczcionkaakapitu" style:family="text">
      <style:text-properties fo:color="#FF0000"/>
    </style:style>
    <style:style style:name="T137" style:parent-style-name="Domyślnaczcionkaakapitu" style:family="text">
      <style:text-properties fo:font-style="italic" style:font-style-asian="italic" fo:color="#FF0000"/>
    </style:style>
    <style:style style:name="T138" style:parent-style-name="Domyślnaczcionkaakapitu" style:family="text">
      <style:text-properties fo:color="#FF0000"/>
    </style:style>
    <style:style style:name="P139" style:parent-style-name="PreformattedText" style:list-style-name="LFO2" style:family="paragraph">
      <style:paragraph-properties>
        <style:tab-stops>
          <style:tab-stop style:type="right" style:position="3.6243in"/>
        </style:tab-stops>
      </style:paragraph-properties>
      <style:text-properties fo:color="#FF0000"/>
    </style:style>
    <style:style style:name="P140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color="#FF0000"/>
    </style:style>
    <style:style style:name="P141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color="#FF0000"/>
    </style:style>
    <style:style style:name="P142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color="#FF0000"/>
    </style:style>
    <style:style style:name="P143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color="#FF0000"/>
    </style:style>
    <style:style style:name="P144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weight="bold" style:font-weight-asian="bold" style:font-weight-complex="bold" fo:color="#FF0000"/>
    </style:style>
    <style:style style:name="P145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color="#FF0000"/>
    </style:style>
    <style:style style:name="P146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color="#FF0000"/>
    </style:style>
    <style:style style:name="P147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 fo:language="de" fo:country="DE"/>
    </style:style>
    <style:style style:name="P148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 fo:language="de" fo:country="DE"/>
    </style:style>
    <style:style style:name="P149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 fo:language="de" fo:country="DE"/>
    </style:style>
    <style:style style:name="P150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 fo:language="de" fo:country="DE"/>
    </style:style>
    <style:style style:name="P151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 fo:language="de" fo:country="DE"/>
    </style:style>
    <style:style style:name="P152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 fo:language="de" fo:country="DE"/>
    </style:style>
    <style:style style:name="P153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 fo:language="de" fo:country="DE"/>
    </style:style>
    <style:style style:name="P154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 fo:language="de" fo:country="DE"/>
    </style:style>
    <style:style style:name="P155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 fo:language="de" fo:country="DE"/>
    </style:style>
    <style:style style:name="P156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 fo:language="de" fo:country="DE"/>
    </style:style>
    <style:style style:name="P157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 fo:language="de" fo:country="DE"/>
    </style:style>
    <style:style style:name="P158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 fo:language="de" fo:country="DE"/>
    </style:style>
    <style:style style:name="P159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 fo:language="de" fo:country="DE"/>
    </style:style>
    <style:style style:name="P160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 fo:language="de" fo:country="DE"/>
    </style:style>
    <style:style style:name="P161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 fo:language="de" fo:country="DE"/>
    </style:style>
    <style:style style:name="P162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 fo:language="de" fo:country="DE"/>
    </style:style>
    <style:style style:name="P163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 fo:language="de" fo:country="DE"/>
    </style:style>
    <style:style style:name="P164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 fo:language="de" fo:country="DE"/>
    </style:style>
    <style:style style:name="P165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 fo:language="de" fo:country="DE"/>
    </style:style>
    <style:style style:name="P166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 fo:language="de" fo:country="DE"/>
    </style:style>
    <style:style style:name="P167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 fo:language="de" fo:country="DE"/>
    </style:style>
    <style:style style:name="P168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 fo:language="de" fo:country="DE"/>
    </style:style>
    <style:style style:name="P169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 fo:language="de" fo:country="DE"/>
    </style:style>
    <style:style style:name="P170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 fo:language="de" fo:country="DE"/>
    </style:style>
    <style:style style:name="P171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 fo:language="de" fo:country="DE"/>
    </style:style>
    <style:style style:name="P172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 fo:language="de" fo:country="DE"/>
    </style:style>
    <style:style style:name="P173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/>
    </style:style>
    <style:style style:name="P174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/>
    </style:style>
    <style:style style:name="P175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 fo:language="de" fo:country="DE"/>
    </style:style>
    <style:style style:name="P176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 fo:language="de" fo:country="DE"/>
    </style:style>
    <style:style style:name="P177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 fo:language="de" fo:country="DE"/>
    </style:style>
    <style:style style:name="P178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 fo:language="de" fo:country="DE"/>
    </style:style>
    <style:style style:name="P179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 fo:language="de" fo:country="DE"/>
    </style:style>
    <style:style style:name="P180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 fo:language="de" fo:country="DE"/>
    </style:style>
    <style:style style:name="P181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 fo:language="de" fo:country="DE"/>
    </style:style>
    <style:style style:name="P182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 fo:language="de" fo:country="DE"/>
    </style:style>
    <style:style style:name="P183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 fo:language="de" fo:country="DE"/>
    </style:style>
    <style:style style:name="P184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/>
    </style:style>
    <style:style style:name="P185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/>
    </style:style>
    <style:style style:name="P186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/>
    </style:style>
    <style:style style:name="P187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/>
    </style:style>
    <style:style style:name="P188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/>
    </style:style>
    <style:style style:name="P189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/>
    </style:style>
    <style:style style:name="P190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/>
    </style:style>
    <style:style style:name="P191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/>
    </style:style>
    <style:style style:name="P192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/>
    </style:style>
    <style:style style:name="P193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/>
    </style:style>
    <style:style style:name="P194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/>
    </style:style>
    <style:style style:name="P195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 fo:language="de" fo:country="DE"/>
    </style:style>
    <style:style style:name="P196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 fo:language="de" fo:country="DE"/>
    </style:style>
    <style:style style:name="P197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 fo:language="de" fo:country="DE"/>
    </style:style>
    <style:style style:name="P198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 fo:language="de" fo:country="DE"/>
    </style:style>
    <style:style style:name="P199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 fo:language="de" fo:country="DE"/>
    </style:style>
    <style:style style:name="P200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 fo:language="de" fo:country="DE"/>
    </style:style>
    <style:style style:name="P201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 fo:language="de" fo:country="DE"/>
    </style:style>
    <style:style style:name="P202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 fo:language="de" fo:country="DE"/>
    </style:style>
    <style:style style:name="P203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 fo:language="de" fo:country="DE"/>
    </style:style>
    <style:style style:name="P204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 fo:language="de" fo:country="DE"/>
    </style:style>
    <style:style style:name="P205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 fo:language="de" fo:country="DE"/>
    </style:style>
    <style:style style:name="P206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/>
    </style:style>
    <style:style style:name="P207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/>
    </style:style>
    <style:style style:name="P208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/>
    </style:style>
    <style:style style:name="P209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font-style="italic" style:font-style-asian="italic" fo:color="#FF0000"/>
    </style:style>
    <style:style style:name="P210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style:font-weight-complex="bold" fo:color="#FF0000"/>
    </style:style>
    <style:style style:name="P211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weight="bold" style:font-weight-asian="bold" style:font-weight-complex="bold" fo:color="#FF0000"/>
    </style:style>
    <style:style style:name="P212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color="#FF0000"/>
    </style:style>
    <style:style style:name="P213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color="#FF0000"/>
    </style:style>
    <style:style style:name="P214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215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216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217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218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219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220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/>
    </style:style>
    <style:style style:name="P221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222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223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224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225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226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227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228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229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230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/>
    </style:style>
    <style:style style:name="P231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/>
    </style:style>
    <style:style style:name="P232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/>
    </style:style>
    <style:style style:name="P233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/>
    </style:style>
    <style:style style:name="P234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/>
    </style:style>
    <style:style style:name="P235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/>
    </style:style>
    <style:style style:name="P236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237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238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239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240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241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/>
    </style:style>
    <style:style style:name="P242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/>
    </style:style>
    <style:style style:name="P243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244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245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246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247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248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249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250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251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252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253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254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255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256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257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258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259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260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261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262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263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/>
    </style:style>
    <style:style style:name="P264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/>
    </style:style>
    <style:style style:name="P265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/>
    </style:style>
    <style:style style:name="P266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color="#FF0000"/>
    </style:style>
    <style:style style:name="P267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color="#FF0000"/>
    </style:style>
    <style:style style:name="P268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color="#FF0000"/>
    </style:style>
    <style:style style:name="P269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color="#FF0000"/>
    </style:style>
    <style:style style:name="P270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color="#FF0000"/>
    </style:style>
    <style:style style:name="P271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color="#FF0000"/>
    </style:style>
    <style:style style:name="P272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273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274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 fo:language="de" fo:country="DE"/>
    </style:style>
    <style:style style:name="P275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font-style="italic" style:font-style-asian="italic" fo:color="#FF0000"/>
    </style:style>
    <style:style style:name="P276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color="#FF0000"/>
    </style:style>
    <style:style style:name="P277" style:parent-style-name="PreformattedText" style:family="paragraph">
      <style:paragraph-properties>
        <style:tab-stops>
          <style:tab-stop style:type="right" style:position="6.6243in"/>
        </style:tab-stops>
      </style:paragraph-properties>
      <style:text-properties fo:color="#FF0000"/>
    </style:style>
    <style:style style:name="P278" style:parent-style-name="PreformattedText" style:family="paragraph">
      <style:paragraph-properties>
        <style:tab-stops>
          <style:tab-stop style:type="right" style:position="6.6243in"/>
        </style:tab-stops>
      </style:paragraph-properties>
    </style:style>
    <style:style style:name="T279" style:parent-style-name="Domyślnaczcionkaakapitu" style:family="text">
      <style:text-properties fo:font-weight="bold" style:font-weight-asian="bold" fo:color="#FF0000"/>
    </style:style>
    <style:style style:name="P280" style:parent-style-name="PreformattedText" style:list-style-name="LFO3" style:family="paragraph">
      <style:paragraph-properties>
        <style:tab-stops>
          <style:tab-stop style:type="right" style:position="2.8743in"/>
        </style:tab-stops>
      </style:paragraph-properties>
      <style:text-properties fo:color="#FF0000"/>
    </style:style>
    <style:style style:name="P281" style:parent-style-name="PreformattedText" style:family="paragraph">
      <style:text-properties fo:color="#FF0000"/>
    </style:style>
  </office:automatic-styles>
  <office:body>
    <office:text text:use-soft-page-breaks="true">
      <text:p text:style-name="P1"><text:tab/>Warszawa 7.04.2022</text:p>
      <text:p text:style-name="P2"/>
      <text:p text:style-name="P3">Linux w Systemach<text:s/>Wbudowanych – Laboratorium ćw. 2</text:p>
      <text:p text:style-name="P4"/>
      <text:p text:style-name="P5">Student: Szymon Tur</text:p>
      <text:p text:style-name="P6"/>
      <text:p text:style-name="P7">Treść zadania</text:p>
      <text:list text:style-name="LFO6" text:continue-numbering="true">
        <text:list-item>
          <text:p text:style-name="P8"><text:span text:style-name="T9">Przygotować aplikację w języku kompilowanym (najlepiej C lub C++, proszę</text:span><text:line-break/><text:span text:style-name="T10">sprawdzić, czy dany język jest dostępny w BR), obsługującą przyciski i</text:span><text:line-break/><text:span text:style-name="T11">diody LED.</text:span></text:p>
        </text:list-item>
        <text:list-item>
          <text:p text:style-name="P12"><text:span text:style-name="T13">Aplikacja powinna reagować na zmiany stanu przycisków bez oczekiwania</text:span><text:line-break/><text:span text:style-name="T14">aktywnego</text:span></text:p>
        </text:list-item>
        <text:list-item>
          <text:p text:style-name="P15"><text:span text:style-name="T16">Funkcjonalność aplikacji: nadajnik i odbiornik kodu Morse’a – tekst przysyłany przez konsolę jest wysyłany przez diodę LED, a tekst nadawany przyciskiem jest</text:span><text:line-break/><text:span text:style-name="T17">dekodowany i wysyłany przez konsolę).</text:span></text:p>
        </text:list-item>
        <text:list-item>
          <text:p text:style-name="P18"><text:span text:style-name="T19">Przetestować korzystanie z debuggera (gdb) przy uruchamianiu aplikacji</text:span></text:p>
        </text:list-item>
        <text:list-item>
          <text:p text:style-name="P20"><text:span text:style-name="T21">Aplikacja powinna zostać przekształcona w pakiet Buildroota</text:span></text:p>
        </text:list-item>
        <text:list-item>
          <text:p text:style-name="P22"><text:span text:style-name="T23">Zagadnienie dodatkowe: przygotować równoważną aplikację w wybranym języku</text:span><text:line-break/><text:span text:style-name="T24">skryptowym i porównać obie implementacje (zajętość zasobów – sama</text:span><text:line-break/><text:span text:style-name="T25">aplikacja oraz aplikacja i wymagane biblioteki/interpretery, czas</text:span><text:line-break/><text:span text:style-name="T26">obsłużenia zdarzeń – mierzony przez wywołanie systemowe i zapisywany do</text:span><text:line-break/><text:span text:style-name="T27">pliku).</text:span></text:p>
        </text:list-item>
      </text:list>
      <text:p text:style-name="P28">Procedura odtworzenia projektu z załączonego archiwum</text:p>
      <text:p text:style-name="P29">W załączonym archiwum znajdują się pliki: „lab1.config”, „lab1.users”, a także foldery „board” i „overlay”. Aby odtworzyć projekt, należy rozpakować Buildroota do katalogu /malina/turs, a następnie: skopiować wymienione pliki i foldery do katalogu /malina/turs, nadpisać plik BRPATH/board/raspberrypi4-64/genimage-raspberrypi4-64.cfg zawartością<text:s/>pliku board/ raspberrypi4-64/genimage-raspberrypi4-64.cfg (druga ścieżka dotyczy pliku z archiwum), a następnie załadować konfigurację Buildroota z pliku „lab1.config”. Załączone archiwum zawiera także plik „update.tar.gz”, który został użyty do testowania pobierania i rozpakowywania za pomocą skryptu Perla. Skrypt Perla znajduje się w pliku „script.pl” (którego kopia to plik „overlay/etc/init.d/S99perlscript”)</text:p>
      <text:p text:style-name="P30"/>
      <text:p text:style-name="P31">Opis rozwiązania</text:p>
      <text:p text:style-name="P32">System ratunkowy na Raspberry Pi oferuje klasyczny interfejs systemu Linux z podstawowymi funkcjami. Transfer plików między RPi a stacją roboczą odbywa się poprzez uruchomienie na RPi poleceń:</text:p>
      <text:p text:style-name="P33"><text:span text:style-name="T34">scp plik_na_RPi turs@p30313:/malina/turs</text:span><text:span text:style-name="T35">,</text:span></text:p>
      <text:p text:style-name="P36">w przypadku przesyłania plików z RPi na stację roboczą, oraz</text:p>
      <text:p text:style-name="P37"><text:span text:style-name="T38">scp turs@p30313:/malina/turs/plik_na_s</text:span><text:span text:style-name="T39">tacji_roboczej plik_docelowy_na_RPi</text:span><text:span text:style-name="T40">.</text:span></text:p>
      <text:p text:style-name="P41"/>
      <text:p text:style-name="P42">Polecenia zostały wypróbowane na przykładzie pliku aaa.a i xd.xd. Próby transferu w obie strony zakończyły się pomyślnie, co potwierdzają poniższe listingi:</text:p>
      <text:p text:style-name="P43"/>
      <text:p text:style-name="P44"># scp aaa.a turs@p30313:/malina/turs <text:s text:c="23"/><text:s text:c="20"/></text:p>
      <text:p text:style-name="P45">turs@p30313's password: <text:s text:c="56"/></text:p>
      <text:p text:style-name="P46">aaa.a <text:s text:c="40"/>100% <text:s text:c="3"/>4 <text:s text:c="4"/>0.0KB/s <text:s text:c="2"/>00:00 <text:s text:c="4"/></text:p>
      <text:p text:style-name="P47"># scp turs@p30313:/malina/turs/xd.xd xd.xd <text:s text:c="30"/><text:s text:c="7"/></text:p>
      <text:p text:style-name="P48">turs@p30313's password: <text:s text:c="56"/></text:p>
      <text:p text:style-name="P49">xd.xd <text:s text:c="40"/>100% <text:s text:c="3"/>4 <text:s text:c="4"/>0.0KB/s <text:s text:c="2"/>00:00 <text:s text:c="4"/></text:p>
      <text:p text:style-name="P50"># ls <text:s text:c="75"/></text:p>
      <text:p text:style-name="P51"><text:span text:style-name="T52">aaa.a</text:span><text:span text:style-name="T53"><text:s text:c="2"/>xd.xd <text:s text:c="67"/></text:span></text:p>
      <text:p text:style-name="P54"/>
      <text:p text:style-name="P55">Zbadano także możliwość rozpakowywania „w locie“ plików z sieci. Można to zrobić za pomocą polecenia</text:p>
      <text:p text:style-name="P56"><text:span text:style-name="T57">wget -O - http://example.com:port/archiwum.tar.gz | gunzip | tar –x</text:span><text:span text:style-name="T58">.</text:span></text:p>
      <text:p text:style-name="P59"/>
      <text:p text:style-name="P60"><text:span text:style-name="T61">Przeprowadzono próby zarówno z użyciem programu gunzip, jak i unxz, na przykładzie archiwum tar.tar.gz (odpowiednio tar.tar.xz), zawierającego pliki aaa.a i xd.xd. Archiwa zostały udostępnione ze stacji roboczej za pomocą doraźnego serwera http (</text:span><text:span text:style-name="T62">python3 –m</text:span><text:span text:style-name="T63"><text:s/>http.server</text:span><text:span text:style-name="T64">).</text:span></text:p>
      <text:p text:style-name="P65"/>
      <text:p text:style-name="P66"># ls</text:p>
      <text:p text:style-name="P67"># wget -O - http://p30313:8000/tar.tar.gz | gunzip | tar -x</text:p>
      <text:p text:style-name="P68">Connecting to p30313:8000 (192.168.145.103:8000)</text:p>
      <text:p text:style-name="P69">writing to stdout</text:p>
      <text:p text:style-name="P70">- <text:s text:c="19"/>100% |********************************| <text:s text:c="2"/>153 <text:s/>0:00:00 ETA</text:p>
      <text:p text:style-name="P71">written to stdout</text:p>
      <text:p text:style-name="P72"># ls</text:p>
      <text:p text:style-name="P73">aaa.a<text:s text:c="2"/>xd.xd</text:p>
      <text:p text:style-name="P74"/>
      <text:p text:style-name="P75"># ls</text:p>
      <text:p text:style-name="P76"># wget -O - http://p30313:8000/tar.tar.xz | unxz | tar -x</text:p>
      <text:p text:style-name="P77">Connecting to p30313:8000 (192.168.145.103:8000)</text:p>
      <text:p text:style-name="P78">writing to stdout</text:p>
      <text:p text:style-name="P79">- <text:s text:c="19"/>100% |********************************| <text:s text:c="2"/>200 <text:s/>0:00:00 ETA</text:p>
      <text:p text:style-name="P80">written to stdout</text:p>
      <text:p text:style-name="P81"># ls</text:p>
      <text:p text:style-name="P82">aaa.a <text:s/>xd.xd</text:p>
      <text:p text:style-name="P83"/>
      <text:p text:style-name="P84">Jak widać na poniższych listingach, obie próby zakończyły się sukcesem.</text:p>
      <text:p text:style-name="P85"/>
      <text:p text:style-name="P86"><text:span text:style-name="T87">Opis konfiguracji Buildroota oraz uzasadnienie wykonywanych kroków (z odniesieniem do punktu 2. treści zadania) znajduje się w kolejnej sekcji. Na RPi, poleceniem `</text:span><text:span text:style-name="T88">fdisk –u<text:s/></text:span><text:span text:style-name="T89">/dev/mmcblk0</text:span><text:span text:style-name="T90">` została usunięta partycja 2, a następnie ponownie utworzona o maksymalnym dostępnym rozmiarze. Zabieg ten był wykonany, ponieważ partycja 2 na karcie SD miała niewystarczający rozmiar do pomieszczenia systemu. Po kompilacji systemu poleceniem</text:span><text:span text:style-name="T91"><text:s/>`</text:span><text:span text:style-name="T92">make</text:span><text:span text:style-name="T93">` system plików „rootfs.ext4” został wgrany na partycję 2 na karcie SD poleceniem</text:span></text:p>
      <text:p text:style-name="P94"><text:span text:style-name="T95">wget –O – http://p30313:8000/rootfs.ext4 | dd of=/dev/mmcblk0p2 bs=4096</text:span><text:span text:style-name="T96">.</text:span></text:p>
      <text:p text:style-name="P97">Należy jeszcze podmienić w partycji 1 karty SD, w katalogu /user obraz startowy. Zostało to wykonane następująco:</text:p>
      <text:p text:style-name="P98"/>
      <text:p text:style-name="P99"># mkdir /media/vfat</text:p>
      <text:p text:style-name="P100"># mount /dev/mmcblk0p1 /media/vfat</text:p>
      <text:p text:style-name="P101">[ 1107.590355] FAT-fs (mmcblk0p1): Volume was not properly unmounted. Some data may be corrupt. Please run fsck.</text:p>
      <text:p text:style-name="P102"># cd /media/vfat</text:p>
      <text:p text:style-name="P103"># ls</text:p>
      <text:p text:style-name="P104">Image <text:s text:c="22"/>rescue</text:p>
      <text:p text:style-name="P105">cmdline.txt<text:s text:c="17"/>start4.elf</text:p>
      <text:p text:style-name="P106">config.txt <text:s text:c="17"/>szelagm@mini.pw.edu.pl</text:p>
      <text:p text:style-name="P107">fixup4.dat <text:s text:c="17"/>szelagm@ssh.mini.pw.edu.pl</text:p>
      <text:p text:style-name="P108">overlays <text:s text:c="19"/>user</text:p>
      <text:p text:style-name="P109"># cd user</text:p>
      <text:p text:style-name="P110"># ls</text:p>
      <text:p text:style-name="P111">Image <text:s text:c="15"/>bcm2711-rpi-4-b.dtb <text:s/>cmdline.txt</text:p>
      <text:p text:style-name="P112"># rm Image</text:p>
      <text:p text:style-name="P113"># wget<text:s/>http://p30313:8000/Image</text:p>
      <text:p text:style-name="P114">Connecting to p30313:8000 (192.168.145.103:8000)</text:p>
      <text:p text:style-name="P115">saving to 'Image'</text:p>
      <text:p text:style-name="P116">Image <text:s text:c="15"/>100% |********************************| 54.7M <text:s/>0:00:00 ETA</text:p>
      <text:p text:style-name="P117">'Image' saved</text:p>
      <text:p text:style-name="P118">#</text:p>
      <text:p text:style-name="P119"/>
      <text:p text:style-name="P120">Opis modyfikacji konfiguracji Buildrota, kernela i ewentualnie innych pakietów</text:p>
      <text:p text:style-name="P121">Konfiguracja Buildroota:</text:p>
      <text:list text:style-name="LFO2" text:continue-numbering="true">
        <text:list-item>
          <text:p text:style-name="P122"><text:span text:style-name="T123">Załaduj domyślną konfigurację dla RPi poleceniem `</text:span><text:span text:style-name="T124">make raspberrypi4_64_defconfig</text:span><text:span text:style-name="T125">`.</text:span></text:p>
        </text:list-item>
        <text:list-item>
          <text:p text:style-name="P126">Upewnij się, że TTY port ustawiony jest na „console” (BR2_TARGET_GENERIC_GETTY_PORT=”console”, BR2_TARGET_GENERIC_GETTY=y).</text:p>
        </text:list-item>
        <text:list-item>
          <text:p text:style-name="P127">Włącz opcję<text:s/>„External toolchain” w sekcji „Toolchain/Toolchain type” (BR2_TOOLCHAIN_EXTERNAL=y).</text:p>
        </text:list-item>
        <text:list-item>
          <text:p text:style-name="P128">Włącz pamięć podręczną kompilatora (BR2_CCACHE=y) i ustaw jej lokalizację (BR2_CCACHE_DIR=”/malina/turs/ccache-br”).</text:p>
        </text:list-item>
        <text:list-item>
          <text:p text:style-name="P129">Ustaw initramfs jako postać generowanego obrazu systemu (BR2_TARGET_ROOTFS_INITRAMFS=y).</text:p>
        </text:list-item>
        <text:list-item>
          <text:p text:style-name="P130">Włącz kompresję gzip dla obrazu cpio (BR2_TARGET_ROOTFS_CPIO_GZIP=y).</text:p>
        </text:list-item>
        <text:list-item>
          <text:p text:style-name="P131">Dołącz do obrazu pakietów „dhcpcd, „ntp” i „ntpd” (BR2_PACKAGE_DHCPCD=y, BR2_PACKAGE_NTP=y, BR2_PACKAGE_NTP_NTPD=y). [do zadań 2.1 i 2.3]</text:p>
        </text:list-item>
        <text:list-item>
          <text:p text:style-name="P132">Ustaw nazwę systemu na „szymon_tur” i zmień wiadomość powitalną (BR2_TARGET_GENERIC_HOSTNAME=”szymon_tur”, BR2_TARGET_GENERIC_ISSUE=”Witam! -Szymon Tur”). [do zadania 2.2]</text:p>
        </text:list-item>
        <text:list-item>
          <text:p text:style-name="P133">Ustaw hasło dla roota (BR2_TARGET_GENERIC_ROOT_PASSWD=”12345”). [do zadania 2.5]</text:p>
        </text:list-item>
        <text:list-item>
          <text:p text:style-name="P134"><text:span text:style-name="T135">Ustaw ścieżkę do</text:span><text:span text:style-name="T136"><text:s/>pliku z tabelą użytkowników zawierającą nowego użytkownika „user” (BR2_ROOTFS_USERS_TABLES=”/malina/turs/lab1.users”); tabela „lab1.users” zawiera wpis „</text:span><text:span text:style-name="T137">user <text:s text:c="3"/>-1 <text:s text:c="3"/>default <text:s text:c="3"/>-1 <text:s text:c="3"/>=12345 <text:s text:c="3"/>/home/user <text:s text:c="3"/>/bin/sh <text:s text:c="3"/>–</text:span><text:span text:style-name="T138">„ .</text:span></text:p>
        </text:list-item>
        <text:list-item>
          <text:p text:style-name="P139">Dołącz pakiet „perl” (BR2_PACKAGE_PERL=y), a następnie umieść skrypt pobierający i rozpakowujący w locie archiwum (poprzez uruchomienie odpowiedniego polecenia shella) pod nazwą /malina/turs/overlay/etc/init.d/S99perlscript. Ustaw nakładkę na system plików jako folder /malina/turs/overlay (BR2_ROOTFS_OVERLAY="/malina/turs/overlay"). Skryptowi nadano uprzednio atrybut „x”. [do zadania 2.4]</text:p>
        </text:list-item>
      </text:list>
      <text:p text:style-name="P140"/>
      <text:p text:style-name="P141">Należy także zwiększyć wielkość partycji VFAT w generowanym obrazie systemu, aby kompilacja zakończyła się pomyślnie. W tym celu, w pliku „BRPATH/board/raspberrypi4-</text:p>
      <text:p text:style-name="P142">64/genimage-raspberrypi4-64.cfg” należy zmienić linię „size=32M” na „size=128M”.</text:p>
      <text:p text:style-name="P143"/>
      <text:p text:style-name="P144">Opis testowania zrealizowanego systemu</text:p>
      <text:p text:style-name="P145">Po uruchomieniu RPi z podłączonym kablem sieciowym, system otrzymał parametry sieci przez DHCP oraz przez NTP został ustawiony aktualny czas, co widać poniżej:</text:p>
      <text:p text:style-name="P146"/>
      <text:p text:style-name="P147">Running sysctl: [ <text:s text:c="3"/>6.054312] hub 1-1:1.0: USB hub found</text:p>
      <text:p text:style-name="P148">[ <text:s text:c="3"/>6.059404] hub 1-1:1.0: 4 ports detected</text:p>
      <text:p text:style-name="P149">OK</text:p>
      <text:p text:style-name="P150">Saving random seed: [ <text:s text:c="3"/>6.080346] random: dd: uninitialized urandom read (512 bytes read)</text:p>
      <text:p text:style-name="P151">OK</text:p>
      <text:p text:style-name="P152">Starting network: [ <text:s text:c="3"/>6.150731] bcmgenet fd580000.ethernet: configuring instance for external RGMII (RX delay)</text:p>
      <text:p text:style-name="P153">[ <text:s text:c="3"/>6.159535] bcmgenet fd580000.ethernet eth0: Link is Down</text:p>
      <text:p text:style-name="P154">udhcpc: started, v1.35.0</text:p>
      <text:p text:style-name="P155">udhcpc: broadcasting discover</text:p>
      <text:p text:style-name="P156">udhcpc: broadcasting discover</text:p>
      <text:p text:style-name="P157">[ <text:s text:c="2"/>10.238179] bcmgenet fd580000.ethernet eth0: Link is Up - 1Gbps/Full - flow control rx/tx</text:p>
      <text:p text:style-name="P158">udhcpc: broadcasting discover</text:p>
      <text:p text:style-name="P159">udhcpc: broadcasting select for 192.168.145.9, server 194.29.178.16</text:p>
      <text:p text:style-name="P160">udhcpc: lease of 192.168.145.9 obtained from 194.29.178.16, lease time 3093</text:p>
      <text:p text:style-name="P161">deleting routers</text:p>
      <text:p text:style-name="P162">adding dns 194.29.178.16</text:p>
      <text:p text:style-name="P163">adding dns 194.29.178.17</text:p>
      <text:p text:style-name="P164">OK</text:p>
      <text:p text:style-name="P165">Starting dhcpcd...</text:p>
      <text:p text:style-name="P166">[ <text:s text:c="2"/>12.480731] NET: Registered protocol family 10</text:p>
      <text:soft-page-break/>
      <text:p text:style-name="P167">[ <text:s text:c="2"/>12.487650] Segment Routing with IPv6</text:p>
      <text:p text:style-name="P168">dhcpcd-9.4.1 starting</text:p>
      <text:p text:style-name="P169">[ <text:s text:c="2"/>12.500861] random: dhcpcd: uninitialized urandom read (112 bytes read)</text:p>
      <text:p text:style-name="P170">[ <text:s text:c="2"/>12.520564] 8021q: 802.1Q VLAN Support v1.8</text:p>
      <text:p text:style-name="P171">[ <text:s text:c="2"/>12.588374] cfg80211: Loading compiled-in X.509 certificates for regulatory database</text:p>
      <text:p text:style-name="P172">[ <text:s text:c="2"/>12.666114] cfg80211: Loaded X.509 cert 'sforshee: 00b28ddf47aef9cea7'</text:p>
      <text:p text:style-name="P173">[ <text:s text:c="2"/>12.672902] platform regulatory.0: Direct firmware load for regulatory.db failed with error -2</text:p>
      <text:p text:style-name="P174">[ <text:s text:c="2"/>12.681950] cfg80211: failed to load regulatory.db</text:p>
      <text:p text:style-name="P175">DUID 00:01:00:01:c7:92:bc:8c:e4:5f:01:66:5f:9f</text:p>
      <text:p text:style-name="P176">eth0: IAID 01:66:5f:9f</text:p>
      <text:p text:style-name="P177">eth0: soliciting an IPv6 router</text:p>
      <text:p text:style-name="P178">eth0: soliciting a DHCP lease</text:p>
      <text:p text:style-name="P179">eth0: offered 192.168.145.229 from 194.29.178.16</text:p>
      <text:p text:style-name="P180">eth0: probing address 192.168.145.229/23</text:p>
      <text:p text:style-name="P181">eth0: leased 192.168.145.229 for 3532 seconds</text:p>
      <text:p text:style-name="P182">eth0: adding route to 192.168.144.0/23</text:p>
      <text:p text:style-name="P183">eth0: adding default route via 192.168.144.1</text:p>
      <text:p text:style-name="P184">forked to background, child<text:s/>pid 172</text:p>
      <text:p text:style-name="P185">Starting ntpd: OK</text:p>
      <text:p text:style-name="P186">[ <text:s text:c="2"/>19.427273] random: S99perlscript: uninitialized urandom read (4 bytes read)</text:p>
      <text:p text:style-name="P187">Pobieranie aktualizacji za pomoca skryptu Perla...</text:p>
      <text:p text:style-name="P188">Connecting to p30313:8000 (192.168.145.103:8000)</text:p>
      <text:p text:style-name="P189">writing to stdout</text:p>
      <text:p text:style-name="P190">- <text:s text:c="19"/>100%<text:s/>|********************************| <text:s text:c="2"/>150 <text:s/>0:00:00 ETA</text:p>
      <text:p text:style-name="P191">written to stdout</text:p>
      <text:p text:style-name="P192">Udalo sie!</text:p>
      <text:p text:style-name="P193"/>
      <text:p text:style-name="P194">Witam! -Szymon Tur</text:p>
      <text:p text:style-name="P195">szymon_tur login: [ <text:s text:c="2"/>37.853953] cam-dummy-reg: disabling</text:p>
      <text:p text:style-name="P196">[ <text:s text:c="2"/>37.857571] cam1-reg: disabling</text:p>
      <text:p text:style-name="P197">root</text:p>
      <text:p text:style-name="P198">Password:<text:s/></text:p>
      <text:p text:style-name="P199"># ls</text:p>
      <text:p text:style-name="P200"># cd /</text:p>
      <text:p text:style-name="P201"># ls</text:p>
      <text:p text:style-name="P202">bin <text:s text:c="8"/>init <text:s text:c="7"/>media <text:s text:c="6"/>root <text:s text:c="7"/>tmp</text:p>
      <text:p text:style-name="P203">dev <text:s text:c="8"/>lib <text:s text:c="8"/>mnt <text:s text:c="8"/>run <text:s text:c="8"/>update.txt</text:p>
      <text:p text:style-name="P204">etc <text:s text:c="8"/>lib64 <text:s text:c="6"/>opt <text:s text:c="8"/>sbin <text:s text:c="7"/>usr</text:p>
      <text:p text:style-name="P205">home <text:s text:c="7"/>linuxrc <text:s text:c="4"/>proc <text:s text:c="7"/>sys <text:s text:c="8"/>var</text:p>
      <text:p text:style-name="P206"># date</text:p>
      <text:p text:style-name="P207">Thu Mar 24 13:17:04 UTC 2022</text:p>
      <text:p text:style-name="P208">#</text:p>
      <text:p text:style-name="P209"/>
      <text:p text:style-name="P210">Zalogowanie się na konto roota z hasłem 12345 przebiegło pomyślnie. W katalogu głównym znajduje się plik „update.txt”, który jest zawartością archiwum rozpakowanego przez skrypt Perla (archiwum było hostowane ze stacji roboczej). Udało się także wyświetlić skonfigurowaną wiadomość<text:s/>powitalną („Witam! –Szymon Tur”) oraz nazwę systemu („szymon_tur”).</text:p>
      <text:p text:style-name="P211"/>
      <text:p text:style-name="P212">Uruchamiając RPi bez podłączonego kabla sieciowego i podłączając go po zalogowaniu do systemu, RPi nadal otrzyma adres IP przez DHCP oraz, po pewnym czasie, czas zostanie zsynchronizowany<text:s/>przez NTP, co widać na poniższym listingu:</text:p>
      <text:p text:style-name="P213"/>
      <text:p text:style-name="P214">Starting network: [ <text:s text:c="3"/>6.113399] bcmgenet fd580000.ethernet: configuring instance for external RGMII (RX delay)</text:p>
      <text:p text:style-name="P215">[ <text:s text:c="3"/>6.122255] bcmgenet fd580000.ethernet eth0: Link is Down</text:p>
      <text:soft-page-break/>
      <text:p text:style-name="P216">udhcpc: started, v1.35.0</text:p>
      <text:p text:style-name="P217">udhcpc:<text:s/>broadcasting discover</text:p>
      <text:p text:style-name="P218">udhcpc: broadcasting discover</text:p>
      <text:p text:style-name="P219">udhcpc: broadcasting discover</text:p>
      <text:p text:style-name="P220">udhcpc: no lease, forking to background</text:p>
      <text:p text:style-name="P221">OK</text:p>
      <text:p text:style-name="P222">Starting dhcpcd...</text:p>
      <text:p text:style-name="P223">[ <text:s text:c="2"/>15.381888] NET: Registered protocol family 10</text:p>
      <text:p text:style-name="P224">[ <text:s text:c="2"/>15.388044] Segment Routing with IPv6</text:p>
      <text:p text:style-name="P225">dhcpcd-9.4.1 starting</text:p>
      <text:p text:style-name="P226">[ <text:s text:c="2"/>15.401206] random: dhcpcd: uninitialized urandom read (112 bytes read)</text:p>
      <text:p text:style-name="P227">[ <text:s text:c="2"/>15.421254] 8021q: 802.1Q VLAN Support v1.8</text:p>
      <text:p text:style-name="P228">[ <text:s text:c="2"/>15.488667] cfg80211: Loading compiled-in X.509 certificates for regulatory database</text:p>
      <text:p text:style-name="P229">[ <text:s text:c="2"/>15.566174] cfg80211: Loaded X.509 cert 'sforshee: 00b28ddf47aef9cea7'</text:p>
      <text:p text:style-name="P230">[ <text:s text:c="2"/>15.572907] platform regulatory.0: Direct firmware load for regulatory.db failed with error -2</text:p>
      <text:p text:style-name="P231">[ <text:s text:c="2"/>15.581913] cfg80211: failed to load regulatory.db</text:p>
      <text:p text:style-name="P232">forked to background, child pid 165</text:p>
      <text:p text:style-name="P233">Starting ntpd: OK</text:p>
      <text:p text:style-name="P234">[ <text:s text:c="2"/>15.689500] random: S99perlscript: uninitialized urandom read (4 bytes read)</text:p>
      <text:p text:style-name="P235">Pobieranie aktualizacji za pomoca skryptu Perla...</text:p>
      <text:p text:style-name="P236">wget: bad address 'p30313:8000'</text:p>
      <text:p text:style-name="P237">gunzip: invalid magic</text:p>
      <text:p text:style-name="P238">tar: short read</text:p>
      <text:p text:style-name="P239">Nie udalo sie! at /etc/init.d/S99perlscript line 4.</text:p>
      <text:p text:style-name="P240"/>
      <text:p text:style-name="P241">Witam! -Szymon Tur</text:p>
      <text:p text:style-name="P242">szymon_tur login: root<text:s/></text:p>
      <text:p text:style-name="P243">Password:<text:s/></text:p>
      <text:p text:style-name="P244"># date</text:p>
      <text:p text:style-name="P245">Thu Jan <text:s/>1 00:00:24 UTC 1970</text:p>
      <text:p text:style-name="P246"># [ <text:s text:c="2"/>37.853752] cam-dummy-reg: disabling</text:p>
      <text:p text:style-name="P247">[ <text:s text:c="2"/>37.857370] cam1-reg: disabling</text:p>
      <text:p text:style-name="P248"/>
      <text:p text:style-name="P249"># [ <text:s text:c="2"/>49.117921] bcmgenet fd580000.ethernet eth0: Link is Up - 1Gbps/Full - flow control rx/tx</text:p>
      <text:p text:style-name="P250">[ <text:s text:c="2"/>49.126199] IPv6: ADDRCONF(NETDEV_CHANGE): eth0: link becomes ready</text:p>
      <text:p text:style-name="P251"/>
      <text:p text:style-name="P252"># date</text:p>
      <text:p text:style-name="P253">Thu Jan <text:s/>1 00:00:56 UTC 1970</text:p>
      <text:p text:style-name="P254"># date</text:p>
      <text:p text:style-name="P255">Thu Jan <text:s/>1 00:01:03 UTC 1970</text:p>
      <text:p text:style-name="P256"># date</text:p>
      <text:p text:style-name="P257">Thu Jan <text:s/>1 00:01:05 UTC 1970</text:p>
      <text:p text:style-name="P258"># date</text:p>
      <text:p text:style-name="P259">Thu Mar 24 13:34:15 UTC 2022</text:p>
      <text:p text:style-name="P260"># ls /</text:p>
      <text:p text:style-name="P261">bin <text:s text:c="5"/>home <text:s text:c="4"/>lib64 <text:s text:c="3"/>mnt <text:s text:c="5"/>root <text:s text:c="4"/>sys <text:s text:c="5"/>var</text:p>
      <text:p text:style-name="P262">dev <text:s text:c="5"/>init <text:s text:c="4"/>linuxrc <text:s/>opt <text:s text:c="5"/>run <text:s text:c="5"/>tmp</text:p>
      <text:p text:style-name="P263">etc <text:s text:c="5"/>lib <text:s text:c="5"/>media <text:s text:c="3"/>proc <text:s text:c="4"/>sbin <text:s text:c="4"/>usr</text:p>
      <text:p text:style-name="P264">#</text:p>
      <text:p text:style-name="P265"/>
      <text:p text:style-name="P266">Zauważmy, że bez podpiętego kabla sieciowego skrypt Perla nie wykonał się prawidłowo, a w katalogu głównym nie ma pliku „update.txt”.</text:p>
      <text:p text:style-name="P267"/>
      <text:p text:style-name="P268">Odłączono także kabel sieciowy w czasie działania RPi, a następnie ponownie go podłączono. Zaobserwowano, że połączenie zostało zestawione, a adres IP ponownie przydzielony.</text:p>
      <text:p text:style-name="P269"/>
      <text:p text:style-name="P270">Logowanie na utworzonym koncie „user” z utworzonym hasłem 12345 także przebiegło<text:s/>pomyślnie:</text:p>
      <text:p text:style-name="P271"/>
      <text:p text:style-name="P272">Witam! -Szymon Tur</text:p>
      <text:p text:style-name="P273">szymon_tur login: user</text:p>
      <text:p text:style-name="P274">Password:<text:s/></text:p>
      <text:p text:style-name="P275">$<text:s/></text:p>
      <text:p text:style-name="P276"/>
      <text:p text:style-name="P277"/>
      <text:p text:style-name="P278"><text:span text:style-name="T279">Literatura</text:span></text:p>
      <text:list text:style-name="LFO3" text:continue-numbering="true">
        <text:list-item>
          <text:list>
            <text:list-item>
              <text:p text:style-name="P280">Poradnik do laboratorium</text:p>
            </text:list-item>
          </text:list>
        </text:list-item>
      </text:list>
      <text:p text:style-name="P2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Unifont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fo:font-size="10pt" style:font-size-asian="10pt" style:font-size-complex="10pt" fo:hyphenate="false"/>
    </style:style>
    <style:style style:name="Domyślnie" style:display-name="Domyślnie" style:family="paragraph">
      <style:paragraph-properties fo:widows="2" fo:orphans="2" style:line-height-at-least="0.1388in"/>
      <style:text-properties style:font-name="FreeSans" style:font-name-asian="DejaVu Sans" style:font-name-complex="Liberation Sans" fo:color="#000000" fo:font-size="18pt" style:font-size-asian="18pt" fo:hyphenate="false"/>
    </style:style>
    <style:style style:name="Obiektzestrzałką" style:display-name="Obiekt ze strzałką" style:family="paragraph" style:parent-style-name="Domyślnie">
      <style:text-properties style:font-name-asian="FreeSans" style:font-name-complex="FreeSans" fo:hyphenate="false"/>
    </style:style>
    <style:style style:name="Obiektzcieniem" style:display-name="Obiekt z cieniem" style:family="paragraph" style:parent-style-name="Domyślnie">
      <style:text-properties style:font-name-asian="FreeSans" style:font-name-complex="FreeSans" fo:hyphenate="false"/>
    </style:style>
    <style:style style:name="Obiektbezwypełnienia" style:display-name="Obiekt bez wypełnienia" style:family="paragraph" style:parent-style-name="Domyślnie">
      <style:text-properties style:font-name-asian="FreeSans" style:font-name-complex="FreeSans" fo:hyphenate="false"/>
    </style:style>
    <style:style style:name="Obiektbezwypełnieniaibezlinii" style:display-name="Obiekt bez wypełnienia i bez linii" style:family="paragraph" style:parent-style-name="Domyślnie">
      <style:text-properties style:font-name-asian="FreeSans" style:font-name-complex="FreeSans" fo:hyphenate="false"/>
    </style:style>
    <style:style style:name="Treśćtekstuwyrównanydolewejiprawej" style:display-name="Treść tekstu wyrównany do lewej i prawej" style:family="paragraph" style:parent-style-name="Domyślnie">
      <style:text-properties style:font-name-asian="FreeSans" style:font-name-complex="FreeSans" fo:hyphenate="false"/>
    </style:style>
    <style:style style:name="Tytuł1" style:display-name="Tytuł1" style:family="paragraph" style:parent-style-name="Domyślnie">
      <style:paragraph-properties fo:text-align="center"/>
      <style:text-properties style:font-name-asian="FreeSans" style:font-name-complex="FreeSans" fo:hyphenate="false"/>
    </style:style>
    <style:style style:name="Tytuł2" style:display-name="Tytuł2" style:family="paragraph" style:parent-style-name="Domyślnie">
      <style:paragraph-properties fo:text-align="center" fo:margin-top="0.0395in" fo:margin-bottom="0.0395in" fo:margin-right="0.0784in"/>
      <style:text-properties style:font-name-asian="FreeSans" style:font-name-complex="FreeSans" fo:hyphenate="false"/>
    </style:style>
    <style:style style:name="Nagłówek1" style:display-name="Nagłówek1" style:family="paragraph" style:parent-style-name="Domyślnie">
      <style:paragraph-properties fo:margin-top="0.1652in" fo:margin-bottom="0.0826in"/>
      <style:text-properties style:font-name-asian="FreeSans" style:font-name-complex="FreeSans" fo:hyphenate="false"/>
    </style:style>
    <style:style style:name="Nagłówek2" style:display-name="Nagłówek2" style:family="paragraph" style:parent-style-name="Domyślnie">
      <style:paragraph-properties fo:margin-top="0.1652in" fo:margin-bottom="0.0826in"/>
      <style:text-properties style:font-name-asian="FreeSans" style:font-name-complex="FreeSans" fo:hyphenate="false"/>
    </style:style>
    <style:style style:name="Liniawymiarowa" style:display-name="Linia wymiarowa" style:family="paragraph" style:parent-style-name="Domyślnie">
      <style:text-properties style:font-name-asian="FreeSans" style:font-name-complex="FreeSans" fo:hyphenate="false"/>
    </style:style>
    <style:style style:name="DomyślnieLTGliederung1" style:display-name="Domyślnie~LT~Gliederung 1" style:family="paragraph">
      <style:paragraph-properties fo:widows="2" fo:orphans="2" fo:margin-bottom="0.1965in"/>
      <style:text-properties style:font-name="FreeSans" style:font-name-asian="DejaVu Sans" style:font-name-complex="Liberation Sans" fo:color="#000000" fo:font-size="32pt" style:font-size-asian="32pt" fo:hyphenate="false"/>
    </style:style>
    <style:style style:name="DomyślnieLTGliederung2" style:display-name="Domyślnie~LT~Gliederung 2" style:family="paragraph" style:parent-style-name="DomyślnieLTGliederung1">
      <style:paragraph-properties fo:margin-bottom="0.1576in"/>
      <style:text-properties style:font-name-asian="FreeSans" style:font-name-complex="FreeSans" fo:font-size="28pt" style:font-size-asian="28pt" fo:hyphenate="false"/>
    </style:style>
    <style:style style:name="DomyślnieLTGliederung3" style:display-name="Domyślnie~LT~Gliederung 3" style:family="paragraph" style:parent-style-name="DomyślnieLTGliederung2">
      <style:paragraph-properties fo:margin-bottom="0.118in"/>
      <style:text-properties fo:font-size="24pt" style:font-size-asian="24pt" fo:hyphenate="false"/>
    </style:style>
    <style:style style:name="DomyślnieLTGliederung4" style:display-name="Domyślnie~LT~Gliederung 4" style:family="paragraph" style:parent-style-name="DomyślnieLTGliederung3">
      <style:paragraph-properties fo:margin-bottom="0.0784in"/>
      <style:text-properties fo:font-size="20pt" style:font-size-asian="20pt" fo:hyphenate="false"/>
    </style:style>
    <style:style style:name="DomyślnieLTGliederung5" style:display-name="Domyślnie~LT~Gliederung 5" style:family="paragraph" style:parent-style-name="DomyślnieLTGliederung4">
      <style:paragraph-properties fo:margin-bottom="0.0395in"/>
      <style:text-properties fo:hyphenate="false"/>
    </style:style>
    <style:style style:name="DomyślnieLTGliederung6" style:display-name="Domyślnie~LT~Gliederung 6" style:family="paragraph" style:parent-style-name="DomyślnieLTGliederung5">
      <style:text-properties fo:hyphenate="false"/>
    </style:style>
    <style:style style:name="DomyślnieLTGliederung7" style:display-name="Domyślnie~LT~Gliederung 7" style:family="paragraph" style:parent-style-name="DomyślnieLTGliederung6">
      <style:text-properties fo:hyphenate="false"/>
    </style:style>
    <style:style style:name="DomyślnieLTGliederung8" style:display-name="Domyślnie~LT~Gliederung 8" style:family="paragraph" style:parent-style-name="DomyślnieLTGliederung7">
      <style:text-properties fo:hyphenate="false"/>
    </style:style>
    <style:style style:name="DomyślnieLTGliederung9" style:display-name="Domyślnie~LT~Gliederung 9" style:family="paragraph" style:parent-style-name="DomyślnieLTGliederung8">
      <style:text-properties fo:hyphenate="false"/>
    </style:style>
    <style:style style:name="DomyślnieLTTitel" style:display-name="Domyślnie~LT~Titel" style:family="paragraph">
      <style:paragraph-properties fo:widows="2" fo:orphans="2" fo:text-align="center"/>
      <style:text-properties style:font-name="FreeSans" style:font-name-asian="DejaVu Sans" style:font-name-complex="Liberation Sans" fo:color="#000000" fo:font-size="44pt" style:font-size-asian="44pt" fo:hyphenate="false"/>
    </style:style>
    <style:style style:name="DomyślnieLTUntertitel" style:display-name="Domyślnie~LT~Untertitel" style:family="paragraph">
      <style:paragraph-properties fo:widows="2" fo:orphans="2" fo:text-align="center"/>
      <style:text-properties style:font-name="FreeSans" style:font-name-asian="DejaVu Sans" style:font-name-complex="Liberation Sans" fo:color="#000000" fo:font-size="32pt" style:font-size-asian="32pt" fo:hyphenate="false"/>
    </style:style>
    <style:style style:name="DomyślnieLTNotizen" style:display-name="Domyślnie~LT~Notizen" style:family="paragraph">
      <style:paragraph-properties fo:widows="2" fo:orphans="2" fo:margin-left="0.2361in">
        <style:tab-stops/>
      </style:paragraph-properties>
      <style:text-properties style:font-name="FreeSans" style:font-name-asian="DejaVu Sans" style:font-name-complex="Liberation Sans" fo:color="#000000" fo:font-size="20pt" style:font-size-asian="20pt" fo:hyphenate="false"/>
    </style:style>
    <style:style style:name="DomyślnieLTHintergrundobjekte" style:display-name="Domyślnie~LT~Hintergrundobjekte" style:family="paragraph">
      <style:paragraph-properties fo:widows="2" fo:orphans="2"/>
      <style:text-properties style:font-name="Times New Roman" style:font-name-asian="DejaVu Sans" style:font-name-complex="Liberation Sans" fo:hyphenate="false"/>
    </style:style>
    <style:style style:name="DomyślnieLTHintergrund" style:display-name="Domyślnie~LT~Hintergrund" style:family="paragraph">
      <style:paragraph-properties fo:widows="2" fo:orphans="2"/>
      <style:text-properties style:font-name="Times New Roman" style:font-name-asian="DejaVu Sans" style:font-name-complex="Liberation Sans" fo:hyphenate="false"/>
    </style:style>
    <style:style style:name="default" style:display-name="default" style:family="paragraph">
      <style:paragraph-properties fo:widows="2" fo:orphans="2" style:line-height-at-least="0.1388in"/>
      <style:text-properties style:font-name="FreeSans" style:font-name-asian="DejaVu Sans" style:font-name-complex="Liberation Sans" fo:color="#000000" fo:font-size="18pt" style:font-size-asian="18pt" fo:hyphenate="false"/>
    </style:style>
    <style:style style:name="gray1" style:display-name="gray1" style:family="paragraph" style:parent-style-name="default">
      <style:text-properties style:font-name-asian="FreeSans" style:font-name-complex="FreeSans" fo:hyphenate="false"/>
    </style:style>
    <style:style style:name="gray2" style:display-name="gray2" style:family="paragraph" style:parent-style-name="default">
      <style:text-properties style:font-name-asian="FreeSans" style:font-name-complex="FreeSans" fo:hyphenate="false"/>
    </style:style>
    <style:style style:name="gray3" style:display-name="gray3" style:family="paragraph" style:parent-style-name="default">
      <style:text-properties style:font-name-asian="FreeSans" style:font-name-complex="FreeSans" fo:hyphenate="false"/>
    </style:style>
    <style:style style:name="bw1" style:display-name="bw1" style:family="paragraph" style:parent-style-name="default">
      <style:text-properties style:font-name-asian="FreeSans" style:font-name-complex="FreeSans" fo:hyphenate="false"/>
    </style:style>
    <style:style style:name="bw2" style:display-name="bw2" style:family="paragraph" style:parent-style-name="default">
      <style:text-properties style:font-name-asian="FreeSans" style:font-name-complex="FreeSans" fo:hyphenate="false"/>
    </style:style>
    <style:style style:name="bw3" style:display-name="bw3" style:family="paragraph" style:parent-style-name="default">
      <style:text-properties style:font-name-asian="FreeSans" style:font-name-complex="FreeSans" fo:hyphenate="false"/>
    </style:style>
    <style:style style:name="orange1" style:display-name="orange1" style:family="paragraph" style:parent-style-name="default">
      <style:text-properties style:font-name-asian="FreeSans" style:font-name-complex="FreeSans" fo:hyphenate="false"/>
    </style:style>
    <style:style style:name="orange2" style:display-name="orange2" style:family="paragraph" style:parent-style-name="default">
      <style:text-properties style:font-name-asian="FreeSans" style:font-name-complex="FreeSans" fo:hyphenate="false"/>
    </style:style>
    <style:style style:name="orange3" style:display-name="orange3" style:family="paragraph" style:parent-style-name="default">
      <style:text-properties style:font-name-asian="FreeSans" style:font-name-complex="FreeSans" fo:hyphenate="false"/>
    </style:style>
    <style:style style:name="turquoise1" style:display-name="turquoise1" style:family="paragraph" style:parent-style-name="default">
      <style:text-properties style:font-name-asian="FreeSans" style:font-name-complex="FreeSans" fo:hyphenate="false"/>
    </style:style>
    <style:style style:name="turquoise2" style:display-name="turquoise2" style:family="paragraph" style:parent-style-name="default">
      <style:text-properties style:font-name-asian="FreeSans" style:font-name-complex="FreeSans" fo:hyphenate="false"/>
    </style:style>
    <style:style style:name="turquoise3" style:display-name="turquoise3" style:family="paragraph" style:parent-style-name="default">
      <style:text-properties style:font-name-asian="FreeSans" style:font-name-complex="FreeSans" fo:hyphenate="false"/>
    </style:style>
    <style:style style:name="blue1" style:display-name="blue1" style:family="paragraph" style:parent-style-name="default">
      <style:text-properties style:font-name-asian="FreeSans" style:font-name-complex="FreeSans" fo:hyphenate="false"/>
    </style:style>
    <style:style style:name="blue2" style:display-name="blue2" style:family="paragraph" style:parent-style-name="default">
      <style:text-properties style:font-name-asian="FreeSans" style:font-name-complex="FreeSans" fo:hyphenate="false"/>
    </style:style>
    <style:style style:name="blue3" style:display-name="blue3" style:family="paragraph" style:parent-style-name="default">
      <style:text-properties style:font-name-asian="FreeSans" style:font-name-complex="FreeSans" fo:hyphenate="false"/>
    </style:style>
    <style:style style:name="sun1" style:display-name="sun1" style:family="paragraph" style:parent-style-name="default">
      <style:text-properties style:font-name-asian="FreeSans" style:font-name-complex="FreeSans" fo:hyphenate="false"/>
    </style:style>
    <style:style style:name="sun2" style:display-name="sun2" style:family="paragraph" style:parent-style-name="default">
      <style:text-properties style:font-name-asian="FreeSans" style:font-name-complex="FreeSans" fo:hyphenate="false"/>
    </style:style>
    <style:style style:name="sun3" style:display-name="sun3" style:family="paragraph" style:parent-style-name="default">
      <style:text-properties style:font-name-asian="FreeSans" style:font-name-complex="FreeSans" fo:hyphenate="false"/>
    </style:style>
    <style:style style:name="earth1" style:display-name="earth1" style:family="paragraph" style:parent-style-name="default">
      <style:text-properties style:font-name-asian="FreeSans" style:font-name-complex="FreeSans" fo:hyphenate="false"/>
    </style:style>
    <style:style style:name="earth2" style:display-name="earth2" style:family="paragraph" style:parent-style-name="default">
      <style:text-properties style:font-name-asian="FreeSans" style:font-name-complex="FreeSans" fo:hyphenate="false"/>
    </style:style>
    <style:style style:name="earth3" style:display-name="earth3" style:family="paragraph" style:parent-style-name="default">
      <style:text-properties style:font-name-asian="FreeSans" style:font-name-complex="FreeSans" fo:hyphenate="false"/>
    </style:style>
    <style:style style:name="green1" style:display-name="green1" style:family="paragraph" style:parent-style-name="default">
      <style:text-properties style:font-name-asian="FreeSans" style:font-name-complex="FreeSans" fo:hyphenate="false"/>
    </style:style>
    <style:style style:name="green2" style:display-name="green2" style:family="paragraph" style:parent-style-name="default">
      <style:text-properties style:font-name-asian="FreeSans" style:font-name-complex="FreeSans" fo:hyphenate="false"/>
    </style:style>
    <style:style style:name="green3" style:display-name="green3" style:family="paragraph" style:parent-style-name="default">
      <style:text-properties style:font-name-asian="FreeSans" style:font-name-complex="FreeSans" fo:hyphenate="false"/>
    </style:style>
    <style:style style:name="seetang1" style:display-name="seetang1" style:family="paragraph" style:parent-style-name="default">
      <style:text-properties style:font-name-asian="FreeSans" style:font-name-complex="FreeSans" fo:hyphenate="false"/>
    </style:style>
    <style:style style:name="seetang2" style:display-name="seetang2" style:family="paragraph" style:parent-style-name="default">
      <style:text-properties style:font-name-asian="FreeSans" style:font-name-complex="FreeSans" fo:hyphenate="false"/>
    </style:style>
    <style:style style:name="seetang3" style:display-name="seetang3" style:family="paragraph" style:parent-style-name="default">
      <style:text-properties style:font-name-asian="FreeSans" style:font-name-complex="FreeSans" fo:hyphenate="false"/>
    </style:style>
    <style:style style:name="lightblue1" style:display-name="lightblue1" style:family="paragraph" style:parent-style-name="default">
      <style:text-properties style:font-name-asian="FreeSans" style:font-name-complex="FreeSans" fo:hyphenate="false"/>
    </style:style>
    <style:style style:name="lightblue2" style:display-name="lightblue2" style:family="paragraph" style:parent-style-name="default">
      <style:text-properties style:font-name-asian="FreeSans" style:font-name-complex="FreeSans" fo:hyphenate="false"/>
    </style:style>
    <style:style style:name="lightblue3" style:display-name="lightblue3" style:family="paragraph" style:parent-style-name="default">
      <style:text-properties style:font-name-asian="FreeSans" style:font-name-complex="FreeSans" fo:hyphenate="false"/>
    </style:style>
    <style:style style:name="yellow1" style:display-name="yellow1" style:family="paragraph" style:parent-style-name="default">
      <style:text-properties style:font-name-asian="FreeSans" style:font-name-complex="FreeSans" fo:hyphenate="false"/>
    </style:style>
    <style:style style:name="yellow2" style:display-name="yellow2" style:family="paragraph" style:parent-style-name="default">
      <style:text-properties style:font-name-asian="FreeSans" style:font-name-complex="FreeSans" fo:hyphenate="false"/>
    </style:style>
    <style:style style:name="yellow3" style:display-name="yellow3" style:family="paragraph" style:parent-style-name="default">
      <style:text-properties style:font-name-asian="FreeSans" style:font-name-complex="FreeSans" fo:hyphenate="false"/>
    </style:style>
    <style:style style:name="Obiektytła" style:display-name="Obiekty tła" style:family="paragraph">
      <style:paragraph-properties fo:widows="2" fo:orphans="2"/>
      <style:text-properties style:font-name="Times New Roman" style:font-name-asian="DejaVu Sans" style:font-name-complex="Liberation Sans" fo:hyphenate="false"/>
    </style:style>
    <style:style style:name="Tło" style:display-name="Tło" style:family="paragraph">
      <style:paragraph-properties fo:widows="2" fo:orphans="2"/>
      <style:text-properties style:font-name="Times New Roman" style:font-name-asian="DejaVu Sans" style:font-name-complex="Liberation Sans" fo:hyphenate="false"/>
    </style:style>
    <style:style style:name="Notatki" style:display-name="Notatki" style:family="paragraph">
      <style:paragraph-properties fo:widows="2" fo:orphans="2" fo:margin-left="0.2361in">
        <style:tab-stops/>
      </style:paragraph-properties>
      <style:text-properties style:font-name="FreeSans" style:font-name-asian="DejaVu Sans" style:font-name-complex="Liberation Sans" fo:color="#000000" fo:font-size="20pt" style:font-size-asian="20pt" fo:hyphenate="false"/>
    </style:style>
    <style:style style:name="Konspekt1" style:display-name="Konspekt 1" style:family="paragraph">
      <style:paragraph-properties fo:widows="2" fo:orphans="2" fo:margin-bottom="0.1965in"/>
      <style:text-properties style:font-name="FreeSans" style:font-name-asian="DejaVu Sans" style:font-name-complex="Liberation Sans" fo:color="#000000" fo:font-size="32pt" style:font-size-asian="32pt" fo:hyphenate="false"/>
    </style:style>
    <style:style style:name="Konspekt2" style:display-name="Konspekt 2" style:family="paragraph" style:parent-style-name="Konspekt1">
      <style:paragraph-properties fo:margin-bottom="0.1576in"/>
      <style:text-properties style:font-name-asian="FreeSans" style:font-name-complex="FreeSans" fo:font-size="28pt" style:font-size-asian="28pt" fo:hyphenate="false"/>
    </style:style>
    <style:style style:name="Konspekt3" style:display-name="Konspekt 3" style:family="paragraph" style:parent-style-name="Konspekt2">
      <style:paragraph-properties fo:margin-bottom="0.118in"/>
      <style:text-properties fo:font-size="24pt" style:font-size-asian="24pt" fo:hyphenate="false"/>
    </style:style>
    <style:style style:name="Konspekt4" style:display-name="Konspekt 4" style:family="paragraph" style:parent-style-name="Konspekt3">
      <style:paragraph-properties fo:margin-bottom="0.0784in"/>
      <style:text-properties fo:font-size="20pt" style:font-size-asian="20pt" fo:hyphenate="false"/>
    </style:style>
    <style:style style:name="Konspekt5" style:display-name="Konspekt 5" style:family="paragraph" style:parent-style-name="Konspekt4">
      <style:paragraph-properties fo:margin-bottom="0.0395in"/>
      <style:text-properties fo:hyphenate="false"/>
    </style:style>
    <style:style style:name="Konspekt6" style:display-name="Konspekt 6" style:family="paragraph" style:parent-style-name="Konspekt5">
      <style:text-properties fo:hyphenate="false"/>
    </style:style>
    <style:style style:name="Konspekt7" style:display-name="Konspekt 7" style:family="paragraph" style:parent-style-name="Konspekt6">
      <style:text-properties fo:hyphenate="false"/>
    </style:style>
    <style:style style:name="Konspekt8" style:display-name="Konspekt 8" style:family="paragraph" style:parent-style-name="Konspekt7">
      <style:text-properties fo:hyphenate="false"/>
    </style:style>
    <style:style style:name="Konspekt9" style:display-name="Konspekt 9" style:family="paragraph" style:parent-style-name="Konspekt8">
      <style:text-properties fo:hyphenate="false"/>
    </style:style>
    <style:style style:name="NumberingSymbols" style:display-name="Numbering Symbols" style:family="text"/>
    <style:style style:name="Hiperłącze" style:display-name="Hiperłącze" style:family="text" style:parent-style-name="Domyślnaczcionkaakapitu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5LVL1" style:family="text">
      <style:text-properties style:font-name="Courier New" style:font-name-complex="Courier New" style:use-window-font-color="true" fo:font-size="12.5pt" style:font-size-asian="12.5pt"/>
    </style:style>
    <style:style style:name="WW_CharLFO6LVL1" style:family="text">
      <style:text-properties style:use-window-font-color="true" fo:font-size="10pt" style:font-size-asian="10pt" style:font-size-complex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3125in" text:list-level-position-and-space-mode="label-alignment">
          <style:list-level-label-alignment text:label-followed-by="listtab" fo:margin-left="0.5625in" fo:text-indent="-0.31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ot Filemon</dc:creator>
    <meta:creation-date>2022-03-17T20:58:00Z</meta:creation-date>
    <dc:date>2022-04-06T10:30:00Z</dc:date>
    <meta:template xlink:href="Normal.dotm" xlink:type="simple"/>
    <meta:editing-cycles>43</meta:editing-cycles>
    <meta:editing-duration>PT21180S</meta:editing-duration>
    <meta:document-statistic meta:page-count="6" meta:paragraph-count="25" meta:word-count="1847" meta:character-count="12905" meta:row-count="92" meta:non-whitespace-character-count="11083"/>
  </office:meta>
</office:document-meta>
</file>